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fill="none" draw:textarea-horizontal-align="justify" draw:textarea-vertical-align="middle" draw:auto-grow-height="true" fo:min-height="0.534cm" fo:min-width="1.958cm" text:animation-repeat="1"/>
    </style:style>
    <style:style style:name="gr2" style:family="graphic" style:parent-style-name="standard">
      <style:graphic-properties draw:fill="none" draw:textarea-horizontal-align="justify" draw:textarea-vertical-align="middle" draw:auto-grow-height="true" fo:min-height="1.14cm" fo:min-width="4.359cm"/>
    </style:style>
    <style:style style:name="gr3" style:family="graphic" style:parent-style-name="standard">
      <style:graphic-properties draw:fill="none" draw:textarea-horizontal-align="justify" draw:textarea-vertical-align="middle" draw:auto-grow-height="true" fo:min-height="0.421cm" fo:min-width="3.362cm"/>
    </style:style>
    <style:style style:name="gr4" style:family="graphic" style:parent-style-name="standard">
      <style:graphic-properties draw:fill="none" draw:textarea-horizontal-align="justify" draw:textarea-vertical-align="middle" draw:auto-grow-height="true" fo:min-height="0.174cm" fo:min-width="2.7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true" fo:min-height="1.388cm" fo:min-width="6.45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true"/>
    </style:style>
    <style:style style:name="gr9" style:family="graphic" style:parent-style-name="standard">
      <style:graphic-properties draw:stroke="none" svg:stroke-color="#000000" draw:fill="none" draw:fill-color="#ffffff" fo:min-height="0.676cm"/>
    </style:style>
    <style:style style:name="gr10" style:family="graphic" style:parent-style-name="standard">
      <style:graphic-properties draw:stroke="none" svg:stroke-color="#000000" draw:fill="none" draw:fill-color="#ffffff" fo:min-height="0.786cm"/>
    </style:style>
    <style:style style:name="gr11" style:family="graphic" style:parent-style-name="standard">
      <style:graphic-properties draw:stroke="none" svg:stroke-color="#000000" draw:fill="none" draw:fill-color="#ffffff" fo:min-height="0.654cm"/>
    </style:style>
    <style:style style:name="gr12" style:family="graphic" style:parent-style-name="standard">
      <style:graphic-properties draw:stroke="none" svg:stroke-color="#000000" draw:fill="none" draw:fill-color="#ffffff" fo:min-height="0.632cm"/>
    </style:style>
    <style:style style:name="gr13" style:family="graphic" style:parent-style-name="standard">
      <style:graphic-properties draw:stroke="none" svg:stroke-color="#000000" draw:fill="none" draw:fill-color="#ffffff" fo:min-height="1.036cm"/>
    </style:style>
    <style:style style:name="gr14" style:family="graphic" style:parent-style-name="standard">
      <style:graphic-properties draw:stroke="none" svg:stroke-color="#000000" draw:fill="none" draw:fill-color="#ffffff" fo:min-height="0.677cm"/>
    </style:style>
    <style:style style:name="gr15" style:family="graphic" style:parent-style-name="standard">
      <style:graphic-properties draw:stroke="none" svg:stroke-color="#000000" draw:fill="none" draw:fill-color="#ffffff" fo:min-height="0.706cm"/>
    </style:style>
    <style:style style:name="gr16" style:family="graphic" style:parent-style-name="standard">
      <style:graphic-properties draw:stroke="none" svg:stroke-color="#000000" draw:fill="none" draw:fill-color="#ffffff" fo:min-height="0.764cm"/>
    </style:style>
    <style:style style:name="gr17" style:family="graphic" style:parent-style-name="standard">
      <style:graphic-properties draw:stroke="none" svg:stroke-color="#000000" draw:fill="none" draw:fill-color="#ffffff" fo:min-height="0.86cm"/>
    </style:style>
    <style:style style:name="gr18" style:family="graphic" style:parent-style-name="standard">
      <style:graphic-properties draw:stroke="none" svg:stroke-color="#000000" draw:fill="none" draw:fill-color="#ffffff" fo:min-height="1.485cm"/>
    </style:style>
    <style:style style:name="P1" style:family="paragraph">
      <style:paragraph-properties fo:margin-left="0.507cm" fo:margin-right="0cm" fo:text-align="start" fo:text-indent="0cm">
        <style:tab-stops/>
      </style:paragraph-properties>
    </style:style>
    <style:style style:name="P2" style:family="paragraph">
      <style:paragraph-properties fo:margin-left="0.507cm" fo:margin-right="0cm" fo:text-align="start" fo:text-indent="0cm">
        <style:tab-stops/>
      </style:paragraph-properties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family="'Lucida Console'" style:font-family-generic="modern" style:font-pitch="fixed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0pt" style:font-size-complex="10pt"/>
    </style:style>
    <style:style style:name="T1" style:family="text"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T2" style:family="text">
      <style:text-properties fo:font-family="'Lucida Console'" style:font-family-generic="modern" style:font-pitch="fixed" fo:font-size="10pt" style:font-size-asian="10pt" style:font-size-complex="10pt"/>
    </style:style>
    <style:style style:name="T3" style:family="text">
      <style:text-properties fo:font-family="'Lucida Console'" style:font-family-generic="modern" style:font-pitch="fixed" fo:font-size="10pt" style:font-size-asian="12pt" style:font-size-complex="12pt"/>
    </style:style>
    <style:style style:name="T4" style:family="text">
      <style:text-properties fo:font-family="'Lucida Console'" style:font-family-generic="modern" style:font-pitch="fixed" fo:font-size="10pt"/>
    </style:style>
    <style:style style:name="T5" style:family="text">
      <style:text-properties fo:font-family="'Lucida Console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space-before="0.50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id="id1" draw:layer="layout" svg:width="4.14cm" svg:height="1.353cm" svg:x="8.43cm" svg:y="1.809cm">
          <text:p text:style-name="P1"><text:span text:style-name="T1">double x;</text:span></text:p>
          <text:p text:style-name="P1"><text:span text:style-name="T1">x = 5;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2" draw:layer="layout" svg:width="8.533cm" svg:height="2.85cm" svg:x="6.234cm" svg:y="3.665cm">
          <text:p text:style-name="P3"><text:span text:style-name="T1">const double tol = 1.0E-6;</text:span></text:p>
          <text:p text:style-name="P3"><text:span text:style-name="T1">double dx, x1;</text:span></text:p>
          <text:p text:style-name="P3"><text:span text:style-name="T1">double fx;</text:span></text:p>
          <text:p text:style-name="P3"><text:span text:style-name="T1">double dfx;</text:span></text:p>
          <text:p text:style-name="P3"><text:span text:style-name="T1">int flag = 1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6" draw:id="id3" draw:layer="layout" svg:width="6.428cm" svg:height="1.353cm" svg:x="7.286cm" svg:y="9.457cm">
          <text:p text:style-name="P5"><text:span text:style-name="T2">x1 = x;</text:span></text:p>
          <text:p text:style-name="P5"><text:span text:style-name="T2">func( x, fx, dfx )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8" draw:id="id4" draw:layer="layout" svg:width="5.223cm" svg:height="0.854cm" svg:x="7.889cm" svg:y="11.515cm">
          <text:p text:style-name="P7"><text:span text:style-name="T3">fabs(dfx) &lt; to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9" draw:id="id5" draw:layer="layout" svg:width="3cm" svg:height="1cm" svg:x="13.415cm" svg:y="12.773cm">
          <text:p text:style-name="P7"><text:span text:style-name="T4">dfx &gt;= 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9" draw:id="id7" draw:layer="layout" svg:width="3cm" svg:height="1cm" svg:x="15.574cm" svg:y="14.044cm">
          <text:p text:style-name="P7"><text:span text:style-name="T4">dfx = tol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9" draw:id="id6" draw:layer="layout" svg:width="3cm" svg:height="1cm" svg:x="11.684cm" svg:y="14.11cm">
          <text:p text:style-name="P7"><text:span text:style-name="T4">dfx = -tol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6" draw:id="id8" draw:layer="layout" svg:width="11.24cm" svg:height="2.328cm" svg:x="4.88cm" svg:y="16.526cm">
          <text:p text:style-name="P5"><text:span text:style-name="T2">dx = fx / dfx;</text:span></text:p>
          <text:p text:style-name="P5"><text:span text:style-name="T2">x = x1 - dx;</text:span></text:p>
          <text:p text:style-name="P5"><text:span text:style-name="T2">flag = !(abs(dx) &lt;= abs(tol * x) );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7" draw:text-style-name="P10" draw:layer="layout" draw:type="line" svg:x1="10.499cm" svg:y1="3.162cm" svg:x2="10.5cm" svg:y2="3.665cm" draw:start-shape="id1" draw:start-glue-point="8" draw:end-shape="id2" draw:end-glue-point="4">
          <text:p text:style-name="P3"/>
        </draw:connector>
        <draw:connector draw:style-name="gr7" draw:text-style-name="P10" draw:layer="layout" draw:type="line" svg:x1="10.499cm" svg:y1="10.81cm" svg:x2="10.5cm" svg:y2="11.515cm" draw:start-shape="id3" draw:start-glue-point="8" draw:end-shape="id4" draw:end-glue-point="4">
          <text:p text:style-name="P3"/>
        </draw:connector>
        <draw:connector draw:style-name="gr7" draw:text-style-name="P10" draw:layer="layout" draw:type="line" svg:x1="10.5cm" svg:y1="12.369cm" svg:x2="14.914cm" svg:y2="12.773cm" draw:start-shape="id4" draw:start-glue-point="8" draw:end-shape="id5" draw:end-glue-point="4">
          <text:p text:style-name="P3"/>
        </draw:connector>
        <draw:connector draw:style-name="gr7" draw:text-style-name="P10" draw:layer="layout" draw:type="line" svg:x1="14.914cm" svg:y1="13.773cm" svg:x2="13.183cm" svg:y2="14.11cm" draw:start-shape="id5" draw:start-glue-point="8" draw:end-shape="id6" draw:end-glue-point="4">
          <text:p text:style-name="P3"/>
        </draw:connector>
        <draw:connector draw:style-name="gr7" draw:text-style-name="P10" draw:layer="layout" draw:type="line" svg:x1="14.914cm" svg:y1="13.773cm" svg:x2="17.073cm" svg:y2="14.044cm" draw:start-shape="id5" draw:start-glue-point="8" draw:end-shape="id7" draw:end-glue-point="4">
          <text:p text:style-name="P3"/>
        </draw:connector>
        <draw:connector draw:style-name="gr7" draw:text-style-name="P10" draw:layer="layout" draw:type="line" svg:x1="8.652cm" svg:y1="12.243cm" svg:x2="10.498cm" svg:y2="16.526cm" draw:start-shape="id4" draw:start-glue-point="7" draw:end-shape="id8" draw:end-glue-point="4">
          <text:p text:style-name="P3"/>
        </draw:connector>
        <draw:connector draw:style-name="gr7" draw:text-style-name="P10" draw:layer="layout" draw:type="line" svg:x1="13.183cm" svg:y1="15.11cm" svg:x2="14.474cm" svg:y2="16.865cm" draw:start-shape="id6" draw:start-glue-point="8" draw:end-shape="id8" draw:end-glue-point="11">
          <text:p text:style-name="P3"/>
        </draw:connector>
        <draw:connector draw:style-name="gr7" draw:text-style-name="P10" draw:layer="layout" draw:type="line" svg:x1="17.073cm" svg:y1="15.044cm" svg:x2="14.474cm" svg:y2="16.865cm" draw:start-shape="id7" draw:start-glue-point="8" draw:end-shape="id8" draw:end-glue-point="11">
          <text:p text:style-name="P3"/>
        </draw:connector>
        <draw:custom-shape draw:style-name="gr8" draw:text-style-name="P6" draw:id="id10" draw:layer="layout" svg:width="3.419cm" svg:height="0.854cm" svg:x="8.791cm" svg:y="20.777cm">
          <text:p text:style-name="P5"><text:span text:style-name="T2">return 0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" draw:layer="layout" svg:width="0.904cm" svg:height="0.963cm" svg:x="7.21cm" svg:y="2.051cm">
          <draw:text-box>
            <text:p text:style-name="P3">1</text:p>
          </draw:text-box>
        </draw:frame>
        <draw:frame draw:style-name="gr10" draw:text-style-name="P3" draw:layer="layout" svg:width="0.795cm" svg:height="1.036cm" svg:x="5.136cm" svg:y="4.829cm">
          <draw:text-box>
            <text:p text:style-name="P3">2</text:p>
          </draw:text-box>
        </draw:frame>
        <draw:frame draw:style-name="gr11" draw:text-style-name="P3" draw:layer="layout" svg:width="0.948cm" svg:height="0.963cm" svg:x="8.055cm" svg:y="7.064cm">
          <draw:text-box>
            <text:p text:style-name="P3">3</text:p>
          </draw:text-box>
        </draw:frame>
        <draw:frame draw:style-name="gr12" draw:text-style-name="P3" draw:layer="layout" svg:width="1.103cm" svg:height="0.963cm" svg:x="5.973cm" svg:y="9.514cm">
          <draw:text-box>
            <text:p text:style-name="P3">4</text:p>
          </draw:text-box>
        </draw:frame>
        <draw:frame draw:style-name="gr13" draw:text-style-name="P3" draw:layer="layout" svg:width="0.904cm" svg:height="1.286cm" svg:x="6.895cm" svg:y="10.957cm">
          <draw:text-box>
            <text:p text:style-name="P3">5</text:p>
          </draw:text-box>
        </draw:frame>
        <draw:frame draw:style-name="gr14" draw:text-style-name="P3" draw:layer="layout" svg:width="0.926cm" svg:height="0.963cm" svg:x="11.864cm" svg:y="12.402cm">
          <draw:text-box>
            <text:p text:style-name="P3">6</text:p>
          </draw:text-box>
        </draw:frame>
        <draw:frame draw:style-name="gr15" draw:text-style-name="P3" draw:layer="layout" svg:width="0.837cm" svg:height="0.963cm" svg:x="10.532cm" svg:y="14.017cm">
          <draw:text-box>
            <text:p text:style-name="P3">7</text:p>
          </draw:text-box>
        </draw:frame>
        <draw:frame draw:style-name="gr16" draw:text-style-name="P3" draw:layer="layout" svg:width="0.793cm" svg:height="1.014cm" svg:x="14.694cm" svg:y="14cm">
          <draw:text-box>
            <text:p text:style-name="P3">8</text:p>
          </draw:text-box>
        </draw:frame>
        <draw:frame draw:style-name="gr17" draw:text-style-name="P3" draw:layer="layout" svg:width="0.97cm" svg:height="1.11cm" svg:x="2.578cm" svg:y="17.005cm">
          <draw:text-box>
            <text:p text:style-name="P3">9</text:p>
          </draw:text-box>
        </draw:frame>
        <draw:frame draw:style-name="gr18" draw:text-style-name="P3" draw:layer="layout" svg:width="1.235cm" svg:height="0.963cm" svg:x="7.148cm" svg:y="19.909cm">
          <draw:text-box>
            <text:p text:style-name="P3">10</text:p>
          </draw:text-box>
        </draw:frame>
        <draw:custom-shape draw:style-name="gr8" draw:text-style-name="P11" draw:id="id9" draw:layer="layout" svg:width="1.918cm" svg:height="0.856cm" svg:x="9.541cm" svg:y="7.736cm">
          <text:p text:style-name="P7"><text:span text:style-name="T5">fla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7" draw:text-style-name="P10" draw:layer="layout" draw:type="line" svg:x1="10.5cm" svg:y1="6.515cm" svg:x2="10.499cm" svg:y2="7.736cm" draw:start-shape="id2" draw:start-glue-point="8" draw:end-shape="id9" draw:end-glue-point="4">
          <text:p text:style-name="P3"/>
        </draw:connector>
        <draw:connector draw:style-name="gr7" draw:text-style-name="P10" draw:layer="layout" draw:type="line" svg:x1="10.499cm" svg:y1="8.592cm" svg:x2="10.499cm" svg:y2="9.457cm" draw:start-shape="id9" draw:start-glue-point="8" draw:end-shape="id3" draw:end-glue-point="4">
          <text:p text:style-name="P3"/>
        </draw:connector>
        <draw:connector draw:style-name="gr7" draw:text-style-name="P10" draw:layer="layout" draw:type="curve" draw:line-skew="-5.68cm" svg:x1="9.541cm" svg:y1="8.163cm" svg:x2="8.791cm" svg:y2="21.203cm" draw:start-shape="id9" draw:start-glue-point="6" draw:end-shape="id10" draw:end-glue-point="6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
  </meta:generator>
    <meta:creation-date>2007-12-02T16:37:39</meta:creation-date>
    <dc:date>2007-12-06T00:33:31</dc:date>
    <meta:editing-cycles>41</meta:editing-cycles>
    <meta:editing-duration>PT51M41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